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102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839in" fo:break-before="auto" style:use-optimal-row-height="true"/>
    </style:style>
    <style:style style:name="ro14" style:family="table-row">
      <style:table-row-properties style:row-height="0.3646in"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3"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6" style:family="table-cell" style:parent-style-name="Default">
      <style:text-properties fo:font-size="9pt" style:font-size-asian="9pt" style:font-size-complex="9pt"/>
    </style:style>
    <style:style style:name="ce47" style:family="table-cell" style:parent-style-name="Editable_20_Cell" style:data-style-name="N0">
      <style:table-cell-properties style:cell-protect="protected" style:print-content="true" style:diagonal-bl-tr="none" style:diagonal-tl-br="none" fo:border="none"/>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 style:family="table-cell" style:parent-style-name="Sub-Category_20_Summary_20_Headings" style:data-style-name="N0">
      <style:table-cell-properties style:cell-protect="protected" style:print-content="true" style:diagonal-bl-tr="none" style:diagonal-tl-br="none" fo:border="none"/>
    </style:style>
    <style:style style:name="ce51"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Editable_20_Cell" style:data-style-name="N11">
      <style:table-cell-properties style:cell-protect="protected" style:print-content="true" style:diagonal-bl-tr="none" style:diagonal-tl-br="none" fo:border="none"/>
    </style:style>
    <style:style style:name="ce53"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8"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ce21"/>
        <table:table-column table:style-name="co10" table:default-cell-style-name="ce35"/>
        <table:table-column table:style-name="co11" table:default-cell-style-name="ce32"/>
        <table:table-column table:style-name="co12" table:default-cell-style-name="ce32"/>
        <table:table-column table:style-name="co13" table:default-cell-style-name="ce55"/>
        <table:table-column table:style-name="co14" table:default-cell-style-name="ce27"/>
        <table:table-column table:style-name="co8" table:default-cell-style-name="ce21"/>
        <table:table-column table:style-name="co2" table:number-columns-repeated="249" table:default-cell-style-name="Default"/>
        <table:table-row table:style-name="ro8">
          <table:table-cell/>
          <table:table-cell table:style-name="ce21" table:number-columns-repeated="5"/>
          <table:table-cell table:number-columns-repeated="250"/>
        </table:table-row>
        <table:table-row table:style-name="ro1">
          <table:table-cell/>
          <table:table-cell table:style-name="ce21" table:number-columns-repeated="5"/>
          <table:table-cell table:number-columns-repeated="250"/>
        </table:table-row>
        <table:table-row table:style-name="ro1">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8"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59" table:formula="of:=SUM([.G65:.G166])" office:value-type="float" office:value="0">
            <text:p>0</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number-columns-repeated="250"/>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number-columns-repeated="250"/>
        </table:table-row>
        <table:table-row table:style-name="ro10">
          <table:table-cell table:style-name="ce25" table:number-columns-repeated="6"/>
          <table:table-cell table:number-columns-repeated="250"/>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8" office:value-type="string">
              <text:p>Weighted Rating</text:p>
            </table:table-cell>
            <table:table-cell office:value-type="string">
              <text:p>http://opennebula.org/about:keyfeatures</text:p>
            </table:table-cell>
            <table:table-cell table:number-columns-repeated="248"/>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2" table:formula="of:=[$'Category Ranking'.D12]" office:value-type="percentage" office:value="0.2">
              <text:p>20.00%</text:p>
            </table:table-cell>
            <table:table-cell office:value-type="float" office:value="0">
              <text:p>0</text:p>
            </table:table-cell>
            <table:table-cell table:style-name="ce27" table:formula="of:=[.F9]*[.E9]" office:value-type="float" office:value="0">
              <text:p>0</text:p>
            </table:table-cell>
            <table:table-cell table:number-columns-repeated="249"/>
          </table:table-row>
          <table:table-row-group>
            <table:table-row table:style-name="ro7">
              <table:table-cell table:style-name="ce27"/>
              <table:table-cell table:style-name="ce30" table:number-columns-repeated="4"/>
              <table:table-cell/>
              <table:table-cell table:style-name="ce27"/>
              <table:table-cell table:number-columns-repeated="249"/>
            </table:table-row>
            <table:table-row table:style-name="ro7">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table-cell/>
              <table:table-cell table:style-name="ce28" office:value-type="string">
                <text:p>Billing Sistem</text:p>
              </table:table-cell>
              <table:table-cell table:style-name="ce47" office:value-type="string">
                <text:p>Yes</text:p>
              </table:table-cell>
              <table:table-cell table:style-name="ce51" office:value-type="percentage" office:value="0">
                <text:p>0.00%</text:p>
              </table:table-cell>
              <table:table-cell table:style-name="ce53" office:value-type="float" office:value="5">
                <text:p>5</text:p>
              </table:table-cell>
              <table:table-cell table:style-name="ce21" table:formula="of:=[.D12]*[.E12]" office:value-type="float" office:value="0">
                <text:p>0</text:p>
              </table:table-cell>
              <table:table-cell table:style-name="ce27"/>
              <table:table-cell table:number-columns-repeated="249"/>
            </table:table-row>
            <table:table-row-group table:display="false">
              <table:table-row table:style-name="ro7" table:visibility="collapse">
                <table:table-cell/>
                <table:table-cell table:style-name="ce28" table:number-columns-repeated="5"/>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4"/>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style-name="ce55"/>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4" office:value-type="string">
                  <text:p>Score</text:p>
                </table:table-cell>
                <table:table-cell table:style-name="Default"/>
                <table:table-cell table:style-name="ce27"/>
                <table:table-cell table:number-columns-repeated="249"/>
              </table:table-row>
              <table:table-row table:style-name="ro7" table:visibility="collapse">
                <table:table-cell/>
                <table:table-cell office:value-type="string" table:number-columns-spanned="3" table:number-rows-spanned="1">
                  <text:p>Yes, fully supported</text:p>
                </table:table-cell>
                <table:covered-table-cell table:number-columns-repeated="2" table:style-name="ce35"/>
                <table:table-cell office:value-type="float" office:value="5">
                  <text:p>5</text:p>
                </table:table-cell>
                <table:table-cell table:style-name="ce55"/>
                <table:table-cell table:style-name="ce27"/>
                <table:table-cell table:number-columns-repeated="249"/>
              </table:table-row>
              <table:table-row table:style-name="ro7" table:visibility="collapse">
                <table:table-cell/>
                <table:table-cell office:value-type="string" table:number-columns-spanned="3" table:number-rows-spanned="1">
                  <text:p>Yes, partially supported</text:p>
                </table:table-cell>
                <table:covered-table-cell table:number-columns-repeated="2" table:style-name="ce35"/>
                <table:table-cell office:value-type="float" office:value="3">
                  <text:p>3</text:p>
                </table:table-cell>
                <table:table-cell table:style-name="ce55"/>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5"/>
                <table:table-cell table:style-name="ce27"/>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8"/>
              <table:table-cell table:style-name="ce28"/>
              <table:table-cell table:style-name="ce27"/>
              <table:table-cell table:number-columns-repeated="249"/>
            </table:table-row>
            <table:table-row table:style-name="ro7">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table-cell/>
              <table:table-cell table:style-name="ce28" office:value-type="string">
                <text:p>Multi Platform Suport</text:p>
              </table:table-cell>
              <table:table-cell table:style-name="ce47"/>
              <table:table-cell table:style-name="ce51" office:value-type="percentage" office:value="0">
                <text:p>0.00%</text:p>
              </table:table-cell>
              <table:table-cell table:style-name="ce53" office:value-type="float" office:value="1">
                <text:p>1</text:p>
              </table:table-cell>
              <table:table-cell table:style-name="ce21" table:formula="of:=[.D23]*[.E23]" office:value-type="float" office:value="0">
                <text:p>0</text:p>
              </table:table-cell>
              <table:table-cell table:style-name="ce27"/>
              <table:table-cell table:number-columns-repeated="249"/>
            </table:table-row>
            <table:table-row-group table:display="false">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4"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more than 2</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two different Operating System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table-cell table:style-name="ce27"/>
              <table:table-cell table:style-name="ce30" table:number-columns-repeated="4"/>
              <table:table-cell/>
              <table:table-cell table:style-name="ce27"/>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Administrators Configuration System</text:p>
              </table:table-cell>
              <table:table-cell table:style-name="ce47"/>
              <table:table-cell table:style-name="ce51" office:value-type="percentage" office:value="0">
                <text:p>0.00%</text:p>
              </table:table-cell>
              <table:table-cell table:style-name="ce53" office:value-type="float" office:value="5">
                <text:p>5</text:p>
              </table:table-cell>
              <table:table-cell table:style-name="ce21" table:formula="of:=[.D34]*[.E34]" office:value-type="float" office:value="0">
                <text:p>0</text:p>
              </table:table-cell>
              <table:table-cell table:style-name="ce27"/>
              <table:table-cell table:number-columns-repeated="249"/>
            </table:table-row>
            <table:table-row-group table:display="false">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4"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a web framework</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but it is not web based</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table-cell table:style-name="ce27"/>
              <table:table-cell table:style-name="ce30" table:number-columns-repeated="4"/>
              <table:table-cell/>
              <table:table-cell table:style-name="ce27"/>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i18n</text:p>
              </table:table-cell>
              <table:table-cell table:style-name="ce47"/>
              <table:table-cell table:style-name="ce51" office:value-type="percentage" office:value="0">
                <text:p>0.00%</text:p>
              </table:table-cell>
              <table:table-cell table:style-name="ce53" office:value-type="float" office:value="5">
                <text:p>5</text:p>
              </table:table-cell>
              <table:table-cell table:style-name="ce21" table:formula="of:=[.D45]*[.E45]" office:value-type="float" office:value="0">
                <text:p>0</text:p>
              </table:table-cell>
              <table:table-cell table:style-name="ce27"/>
              <table:table-cell table:number-columns-repeated="249"/>
            </table:table-row>
            <table:table-row-group table:display="false">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4"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5 languages</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1 language, but less than 5 language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table-cell table:style-name="ce27"/>
              <table:table-cell table:style-name="ce36" table:number-columns-repeated="3"/>
              <table:table-cell table:number-columns-repeated="2"/>
              <table:table-cell table:style-name="ce27"/>
              <table:table-cell table:number-columns-repeated="249"/>
            </table:table-row>
            <table:table-row table:style-name="ro7">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ce27"/>
              <table:table-cell table:number-columns-repeated="249"/>
            </table:table-row>
            <table:table-row table:style-name="ro7">
              <table:table-cell/>
              <table:table-cell table:style-name="ce28" office:value-type="string">
                <text:p>Quota Facilities</text:p>
              </table:table-cell>
              <table:table-cell table:style-name="ce47"/>
              <table:table-cell table:style-name="ce51" office:value-type="percentage" office:value="0">
                <text:p>0.00%</text:p>
              </table:table-cell>
              <table:table-cell table:style-name="ce53" office:value-type="float" office:value="5">
                <text:p>5</text:p>
              </table:table-cell>
              <table:table-cell table:style-name="ce21" table:formula="of:=[.D56]*[.E56]" office:value-type="float" office:value="0">
                <text:p>0</text:p>
              </table:table-cell>
              <table:table-cell table:style-name="ce27"/>
              <table:table-cell table:number-columns-repeated="249"/>
            </table:table-row>
            <table:table-row-group table:display="false">
              <table:table-row table:style-name="ro7" table:visibility="collapse">
                <table:table-cell/>
                <table:table-cell table:style-name="ce30" table:number-columns-repeated="4"/>
                <table:table-cell/>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4" office:value-type="string">
                  <text:p>Score</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for computing, storage and management</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but not for all the funcionalities (i.e.: storage but not networking)</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8"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2" table:formula="of:=[$'Category Ranking'.D13]" office:value-type="percentage" office:value="0.2">
              <text:p>20.00%</text:p>
            </table:table-cell>
            <table:table-cell table:formula="of:=SUM([.F70:.F90])" office:value-type="float" office:value="0">
              <text:p>0</text:p>
            </table:table-cell>
            <table:table-cell table:style-name="ce27" table:formula="of:=[.F67]*[.E67]" office:value-type="float" office:value="0">
              <text:p>0</text:p>
            </table:table-cell>
            <table:table-cell table:number-columns-repeated="249"/>
          </table:table-row>
          <table:table-row-group>
            <table:table-row table:style-name="ro7">
              <table:table-cell table:style-name="ce28"/>
              <table:table-cell table:style-name="ce37" table:number-columns-spanned="5" table:number-rows-spanned="1"/>
              <table:covered-table-cell table:number-columns-repeated="4" table:style-name="ce48"/>
              <table:table-cell table:number-columns-repeated="250"/>
            </table:table-row>
            <table:table-row table:style-name="ro9">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number-columns-repeated="250"/>
            </table:table-row>
            <table:table-row table:style-name="ro7">
              <table:table-cell/>
              <table:table-cell table:style-name="ce28" office:value-type="string">
                <text:p>Performance Testing and Benchmark Reports available</text:p>
              </table:table-cell>
              <table:table-cell table:style-name="ce47" office:value-type="string">
                <text:p>Yes</text:p>
              </table:table-cell>
              <table:table-cell table:style-name="ce51" office:value-type="percentage" office:value="0">
                <text:p>0.00%</text:p>
              </table:table-cell>
              <table:table-cell table:style-name="ce53" office:value-type="float" office:value="3">
                <text:p>3</text:p>
              </table:table-cell>
              <table:table-cell table:style-name="ce21" table:formula="of:=[.D70]*[.E70]" office:value-type="float" office:value="0">
                <text:p>0</text:p>
              </table:table-cell>
              <table:table-cell/>
              <table:table-cell office:value-type="string">
                <text:p>http://hal.inria.fr/docs/00/91/69/08/PDF/RR-8421.pdf</text:p>
              </table:table-cell>
              <table:table-cell table:number-columns-repeated="248"/>
            </table:table-row>
            <table:table-row-group table:display="false">
              <table:table-row table:style-name="ro7"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1" table:visibility="collapse">
                <table:table-cell/>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4"/>
                <table:table-cell table:number-columns-repeated="250"/>
              </table:table-row>
              <table:table-row table:style-name="ro7" table:visibility="collapse">
                <table:table-cell/>
                <table:table-cell table:style-name="ce34" table:number-columns-spanned="4" table:number-rows-spanned="1"/>
                <table:covered-table-cell table:number-columns-repeated="3" table:style-name="Default"/>
                <table:table-cell table:style-name="ce55"/>
                <table:table-cell table:number-columns-repeated="250"/>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4"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Yes, with good results</text:p>
                </table:table-cell>
                <table:covered-table-cell table:number-columns-repeated="2" table:style-name="ce35"/>
                <table:table-cell office:value-type="float" office:value="5">
                  <text:p>5</text:p>
                </table:table-cell>
                <table:table-cell table:style-name="ce55"/>
                <table:table-cell table:number-columns-repeated="250"/>
              </table:table-row>
              <table:table-row table:style-name="ro7" table:visibility="collapse">
                <table:table-cell/>
                <table:table-cell office:value-type="string" table:number-columns-spanned="3" table:number-rows-spanned="1">
                  <text:p>Yes</text:p>
                </table:table-cell>
                <table:covered-table-cell table:number-columns-repeated="2" table:style-name="ce35"/>
                <table:table-cell office:value-type="float" office:value="3">
                  <text:p>3</text:p>
                </table:table-cell>
                <table:table-cell table:style-name="ce55"/>
                <table:table-cell table:number-columns-repeated="250"/>
              </table:table-row>
              <table:table-row table:style-name="ro1"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5"/>
                <table:table-cell table:number-columns-repeated="250"/>
              </table:table-row>
            </table:table-row-group>
            <table:table-row table:style-name="ro1">
              <table:table-cell table:style-name="ce28"/>
              <table:table-cell table:style-name="ce37" table:number-columns-spanned="4" table:number-rows-spanned="1"/>
              <table:covered-table-cell table:number-columns-repeated="3" table:style-name="ce48"/>
              <table:table-cell table:style-name="ce28"/>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number-columns-repeated="250"/>
            </table:table-row>
            <table:table-row table:style-name="ro7">
              <table:table-cell/>
              <table:table-cell table:style-name="ce28" office:value-type="string">
                <text:p>Performance Tuning &amp; Configuration</text:p>
              </table:table-cell>
              <table:table-cell table:style-name="ce47"/>
              <table:table-cell table:style-name="ce51" office:value-type="percentage" office:value="0">
                <text:p>0.00%</text:p>
              </table:table-cell>
              <table:table-cell table:style-name="ce53" office:value-type="float" office:value="1">
                <text:p>1</text:p>
              </table:table-cell>
              <table:table-cell table:style-name="ce21" table:formula="of:=[.D81]*[.E81]" office:value-type="float" office:value="0">
                <text:p>0</text:p>
              </table:table-cell>
              <table:table-cell table:number-columns-repeated="250"/>
            </table:table-row>
            <table:table-row-group table:display="false">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4"/>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9"/>
                <table:table-cell table:style-name="ce55"/>
                <table:table-cell table:number-columns-repeated="250"/>
              </table:table-row>
              <table:table-row table:style-name="ro7" table:visibility="collapse">
                <table:table-cell/>
                <table:table-cell table:style-name="ce41" office:value-type="string" table:number-columns-spanned="3" table:number-rows-spanned="1">
                  <text:p>Test Score Specification</text:p>
                </table:table-cell>
                <table:covered-table-cell table:number-columns-repeated="2" table:style-name="ce41"/>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2" office:value-type="string" table:number-columns-spanned="3" table:number-rows-spanned="1">
                  <text:p>Yes, Extensive</text:p>
                </table:table-cell>
                <table:covered-table-cell table:number-columns-repeated="2" table:style-name="ce42"/>
                <table:table-cell table:style-name="ce56" office:value-type="float" office:value="5">
                  <text:p>5</text:p>
                </table:table-cell>
                <table:table-cell table:style-name="ce57"/>
                <table:table-cell table:style-name="Default"/>
                <table:table-cell table:number-columns-repeated="249"/>
              </table:table-row>
              <table:table-row table:style-name="ro13" table:visibility="collapse">
                <table:table-cell table:style-name="Default"/>
                <table:table-cell table:style-name="ce42" office:value-type="string" table:number-columns-spanned="3" table:number-rows-spanned="1">
                  <text:p>Yes, Some</text:p>
                </table:table-cell>
                <table:covered-table-cell table:number-columns-repeated="2" table:style-name="ce42"/>
                <table:table-cell table:style-name="ce56" office:value-type="float" office:value="3">
                  <text:p>3</text:p>
                </table:table-cell>
                <table:table-cell table:style-name="ce57"/>
                <table:table-cell table:style-name="Default"/>
                <table:table-cell table:number-columns-repeated="249"/>
              </table:table-row>
              <table:table-row table:style-name="ro13" table:visibility="collapse">
                <table:table-cell table:style-name="Default"/>
                <table:table-cell table:style-name="ce42" office:value-type="string" table:number-columns-spanned="3" table:number-rows-spanned="1">
                  <text:p>No</text:p>
                </table:table-cell>
                <table:covered-table-cell table:number-columns-repeated="2" table:style-name="ce42"/>
                <table:table-cell table:style-name="ce56" office:value-type="float" office:value="1">
                  <text:p>1</text:p>
                </table:table-cell>
                <table:table-cell table:style-name="ce57"/>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8"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2" table:formula="of:=[$'Category Ranking'.D14]" office:value-type="percentage" office:value="0.2">
              <text:p>20.00%</text:p>
            </table:table-cell>
            <table:table-cell table:formula="of:=SUM([.F96:.F105])" office:value-type="float" office:value="0">
              <text:p>0</text:p>
            </table:table-cell>
            <table:table-cell table:style-name="ce27" table:formula="of:=[.F93]*[.E93]" office:value-type="float" office:value="0">
              <text:p>0</text:p>
            </table:table-cell>
            <table:table-cell table:number-columns-repeated="249"/>
          </table:table-row>
          <table:table-row-group>
            <table:table-row table:style-name="ro1">
              <table:table-cell table:style-name="ce28"/>
              <table:table-cell table:style-name="ce37" table:number-columns-spanned="5" table:number-rows-spanned="1"/>
              <table:covered-table-cell table:number-columns-repeated="4" table:style-name="ce48"/>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number-columns-repeated="250"/>
            </table:table-row>
            <table:table-row table:style-name="ro7">
              <table:table-cell/>
              <table:table-cell table:style-name="ce28" office:value-type="string">
                <text:p>Company Support</text:p>
              </table:table-cell>
              <table:table-cell table:style-name="ce47"/>
              <table:table-cell table:style-name="ce51" office:value-type="percentage" office:value="0">
                <text:p>0.00%</text:p>
              </table:table-cell>
              <table:table-cell table:style-name="ce53" office:value-type="float" office:value="3">
                <text:p>3</text:p>
              </table:table-cell>
              <table:table-cell table:style-name="ce21" table:formula="of:=[.D96]*[.E96]" office:value-type="float" office:value="0">
                <text:p>0</text:p>
              </table:table-cell>
              <table:table-cell/>
              <table:table-cell office:value-type="string">
                <text:p>C12G Labs is the unique company providing support</text:p>
              </table:table-cell>
              <table:table-cell table:number-columns-repeated="248"/>
            </table:table-row>
            <table:table-row-group table:display="false">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The amount of companies providing support</text:p>
                </table:table-cell>
                <table:covered-table-cell table:number-columns-repeated="3" table:style-name="ce33"/>
                <table:table-cell table:style-name="ce44"/>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5"/>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4"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More than one company providing support</text:p>
                </table:table-cell>
                <table:covered-table-cell table:number-columns-repeated="2" table:style-name="ce35"/>
                <table:table-cell office:value-type="float" office:value="5">
                  <text:p>5</text:p>
                </table:table-cell>
                <table:table-cell table:style-name="ce55"/>
                <table:table-cell table:number-columns-repeated="250"/>
              </table:table-row>
              <table:table-row table:style-name="ro7" table:visibility="collapse">
                <table:table-cell/>
                <table:table-cell table:style-name="ce43" office:value-type="string" table:number-columns-spanned="3" table:number-rows-spanned="1">
                  <text:p>Just one company providing support</text:p>
                </table:table-cell>
                <table:covered-table-cell table:number-columns-repeated="2" table:style-name="ce35"/>
                <table:table-cell office:value-type="float" office:value="3">
                  <text:p>3</text:p>
                </table:table-cell>
                <table:table-cell table:style-name="ce55"/>
                <table:table-cell table:number-columns-repeated="250"/>
              </table:table-row>
              <table:table-row table:style-name="ro1" table:visibility="collapse">
                <table:table-cell/>
                <table:table-cell table:style-name="ce36" office:value-type="string" table:number-columns-spanned="3" table:number-rows-spanned="1">
                  <text:p>No companies provide support</text:p>
                </table:table-cell>
                <table:covered-table-cell table:number-columns-repeated="2" table:style-name="ce36"/>
                <table:table-cell office:value-type="float" office:value="1">
                  <text:p>1</text:p>
                </table:table-cell>
                <table:table-cell table:style-name="ce55"/>
                <table:table-cell table:number-columns-repeated="250"/>
              </table:table-row>
            </table:table-row-group>
            <table:table-row table:style-name="ro1">
              <table:table-cell table:style-name="ce28"/>
              <table:table-cell table:style-name="ce37" table:number-columns-spanned="4" table:number-rows-spanned="1"/>
              <table:covered-table-cell table:number-columns-repeated="3" table:style-name="ce48"/>
              <table:table-cell table:style-name="ce28"/>
              <table:table-cell table:number-columns-repeated="250"/>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8"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2" table:formula="of:=[$'Category Ranking'.D15]" office:value-type="percentage" office:value="0.2">
              <text:p>20.00%</text:p>
            </table:table-cell>
            <table:table-cell table:formula="of:=SUM([.F111:.F135])" office:value-type="float" office:value="0">
              <text:p>0</text:p>
            </table:table-cell>
            <table:table-cell table:style-name="ce27" table:formula="of:=[.F108]*[.E108]" office:value-type="float" office:value="0">
              <text:p>0</text:p>
            </table:table-cell>
            <table:table-cell table:number-columns-repeated="249"/>
          </table:table-row>
          <table:table-row-group>
            <table:table-row table:style-name="ro1">
              <table:table-cell table:style-name="ce28"/>
              <table:table-cell table:style-name="ce37" table:number-columns-spanned="5" table:number-rows-spanned="1"/>
              <table:covered-table-cell table:number-columns-repeated="4" table:style-name="ce48"/>
              <table:table-cell table:number-columns-repeated="250"/>
            </table:table-row>
            <table:table-row table:style-name="ro7">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8"/>
            </table:table-row>
            <table:table-row table:style-name="ro7">
              <table:table-cell/>
              <table:table-cell table:style-name="ce28" office:value-type="string">
                <text:p>Documentation Update</text:p>
              </table:table-cell>
              <table:table-cell table:style-name="ce47" office:value-type="string">
                <text:p>Yes</text:p>
              </table:table-cell>
              <table:table-cell table:style-name="ce51" office:value-type="percentage" office:value="0">
                <text:p>0.00%</text:p>
              </table:table-cell>
              <table:table-cell table:style-name="ce53" office:value-type="float" office:value="4">
                <text:p>4</text:p>
              </table:table-cell>
              <table:table-cell table:style-name="ce21" table:formula="of:=[.D111]*[.E111]" office:value-type="float" office:value="0">
                <text:p>0</text:p>
              </table:table-cell>
              <table:table-cell table:number-columns-repeated="250"/>
            </table:table-row>
            <table:table-row-group table:display="false">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Metric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How often is the documentation updated</text:p>
                </table:table-cell>
                <table:covered-table-cell table:number-columns-repeated="3" table:style-name="ce33"/>
                <table:table-cell table:style-name="ce44"/>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5"/>
                <table:table-cell table:number-columns-repeated="250"/>
              </table:table-row>
              <table:table-row table:style-name="ro7" table:visibility="collapse">
                <table:table-cell/>
                <table:table-cell table:style-name="ce32" office:value-type="string" table:number-columns-spanned="3" table:number-rows-spanned="1">
                  <text:p>Metric Score Specification</text:p>
                </table:table-cell>
                <table:covered-table-cell table:number-columns-repeated="2"/>
                <table:table-cell table:style-name="ce54" office:value-type="string">
                  <text:p>Score</text:p>
                </table:table-cell>
                <table:table-cell table:style-name="Default"/>
                <table:table-cell table:number-columns-repeated="250"/>
              </table:table-row>
              <table:table-row table:style-name="ro14" table:visibility="collapse">
                <table:table-cell/>
                <table:table-cell office:value-type="string" table:number-columns-spanned="3" table:number-rows-spanned="1">
                  <text:p>Documentation was updated last week</text:p>
                </table:table-cell>
                <table:covered-table-cell table:number-columns-repeated="2" table:style-name="ce35"/>
                <table:table-cell office:value-type="float" office:value="5">
                  <text:p>5</text:p>
                </table:table-cell>
                <table:table-cell table:style-name="ce55"/>
                <table:table-cell table:number-columns-repeated="250"/>
              </table:table-row>
              <table:table-row table:style-name="ro1" table:visibility="collapse">
                <table:table-cell/>
                <table:table-cell table:style-name="ce36" office:value-type="string" table:number-columns-spanned="3" table:number-rows-spanned="1">
                  <text:p>Documentation was updated last month</text:p>
                </table:table-cell>
                <table:covered-table-cell table:number-columns-repeated="2" table:style-name="ce36"/>
                <table:table-cell office:value-type="float" office:value="4">
                  <text:p>4</text:p>
                </table:table-cell>
                <table:table-cell table:style-name="ce55"/>
                <table:table-cell table:number-columns-repeated="250"/>
              </table:table-row>
              <table:table-row table:style-name="ro7" table:visibility="collapse">
                <table:table-cell/>
                <table:table-cell office:value-type="string" table:number-columns-spanned="3" table:number-rows-spanned="1">
                  <text:p>Documentation was updated last three months</text:p>
                </table:table-cell>
                <table:covered-table-cell table:number-columns-repeated="2" table:style-name="ce35"/>
                <table:table-cell office:value-type="float" office:value="3">
                  <text:p>3</text:p>
                </table:table-cell>
                <table:table-cell table:style-name="ce55"/>
                <table:table-cell table:number-columns-repeated="250"/>
              </table:table-row>
              <table:table-row table:style-name="ro7" table:visibility="collapse">
                <table:table-cell/>
                <table:table-cell office:value-type="string" table:number-columns-spanned="3" table:number-rows-spanned="1">
                  <text:p>Documentation was updated last year</text:p>
                </table:table-cell>
                <table:covered-table-cell table:number-columns-repeated="2" table:style-name="ce35"/>
                <table:table-cell office:value-type="float" office:value="2">
                  <text:p>2</text:p>
                </table:table-cell>
                <table:table-cell table:style-name="ce55"/>
                <table:table-cell table:number-columns-repeated="250"/>
              </table:table-row>
              <table:table-row table:style-name="ro1" table:visibility="collapse">
                <table:table-cell/>
                <table:table-cell table:style-name="ce36" office:value-type="string" table:number-columns-spanned="3" table:number-rows-spanned="1">
                  <text:p>No documentation updated in one year</text:p>
                </table:table-cell>
                <table:covered-table-cell table:number-columns-repeated="2" table:style-name="ce36"/>
                <table:table-cell office:value-type="float" office:value="1">
                  <text:p>1</text:p>
                </table:table-cell>
                <table:table-cell table:style-name="ce55"/>
                <table:table-cell table:number-columns-repeated="250"/>
              </table:table-row>
            </table:table-row-group>
            <table:table-row table:style-name="ro1">
              <table:table-cell table:style-name="ce28"/>
              <table:table-cell table:style-name="ce37" table:number-columns-spanned="4" table:number-rows-spanned="1"/>
              <table:covered-table-cell table:number-columns-repeated="3" table:style-name="ce48"/>
              <table:table-cell table:style-name="ce28"/>
              <table:table-cell table:number-columns-repeated="250"/>
            </table:table-row>
            <table:table-row table:style-name="ro7">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8"/>
            </table:table-row>
            <table:table-row table:style-name="ro7">
              <table:table-cell/>
              <table:table-cell table:style-name="ce28" office:value-type="string">
                <text:p>Number of contributors to documentation</text:p>
              </table:table-cell>
              <table:table-cell table:style-name="ce47"/>
              <table:table-cell table:style-name="ce51" office:value-type="percentage" office:value="0">
                <text:p>0.00%</text:p>
              </table:table-cell>
              <table:table-cell table:style-name="ce53" office:value-type="float" office:value="4">
                <text:p>4</text:p>
              </table:table-cell>
              <table:table-cell table:style-name="ce21" table:formula="of:=[.D124]*[.E124]" office:value-type="float" office:value="0">
                <text:p>0</text:p>
              </table:table-cell>
              <table:table-cell/>
              <table:table-cell office:value-type="string">
                <text:p>Alternative way to check (GIT): git log --stat --since='2013-01-01' --until='2013-12-31' | grep txt -B20 | grep "Author\|txt" | grep Author | sort | uniq</text:p>
              </table:table-cell>
              <table:table-cell table:number-columns-repeated="248"/>
            </table:table-row>
            <table:table-row-group table:display="false">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7" table:visibility="collapse">
                <table:table-cell/>
                <table:table-cell table:style-name="ce44" office:value-type="string" table:number-columns-spanned="4" table:number-rows-spanned="1">
                  <text:p>Amount of people who contributed to documentation on last year</text:p>
                </table:table-cell>
                <table:covered-table-cell table:number-columns-repeated="3" table:style-name="ce44"/>
                <table:table-cell table:style-name="ce44"/>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9"/>
                <table:table-cell table:style-name="ce55"/>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2" office:value-type="string" table:number-columns-spanned="3" table:number-rows-spanned="1">
                  <text:p>10 or more people</text:p>
                </table:table-cell>
                <table:covered-table-cell table:number-columns-repeated="2" table:style-name="ce42"/>
                <table:table-cell table:style-name="ce56" office:value-type="float" office:value="5">
                  <text:p>5</text:p>
                </table:table-cell>
                <table:table-cell table:style-name="ce57"/>
                <table:table-cell table:style-name="Default"/>
                <table:table-cell table:number-columns-repeated="249"/>
              </table:table-row>
              <table:table-row table:style-name="ro13" table:visibility="collapse">
                <table:table-cell table:style-name="Default"/>
                <table:table-cell table:style-name="ce42" office:value-type="string">
                  <text:p>5 to 10 people</text:p>
                </table:table-cell>
                <table:table-cell table:style-name="ce42" table:number-columns-repeated="2"/>
                <table:table-cell table:style-name="ce56" office:value-type="float" office:value="4">
                  <text:p>4</text:p>
                </table:table-cell>
                <table:table-cell table:style-name="ce57"/>
                <table:table-cell table:style-name="Default"/>
                <table:table-cell table:number-columns-repeated="249"/>
              </table:table-row>
              <table:table-row table:style-name="ro13" table:visibility="collapse">
                <table:table-cell table:style-name="Default"/>
                <table:table-cell table:style-name="ce42" office:value-type="string">
                  <text:p>2 to 5 people</text:p>
                </table:table-cell>
                <table:table-cell table:style-name="ce42" table:number-columns-repeated="2"/>
                <table:table-cell table:style-name="ce56" office:value-type="float" office:value="3">
                  <text:p>3</text:p>
                </table:table-cell>
                <table:table-cell table:style-name="ce57"/>
                <table:table-cell table:style-name="Default"/>
                <table:table-cell table:number-columns-repeated="249"/>
              </table:table-row>
              <table:table-row table:style-name="ro13" table:visibility="collapse">
                <table:table-cell table:style-name="Default"/>
                <table:table-cell table:style-name="ce42" office:value-type="string" table:number-columns-spanned="3" table:number-rows-spanned="1">
                  <text:p>1 people</text:p>
                </table:table-cell>
                <table:covered-table-cell table:number-columns-repeated="2" table:style-name="ce42"/>
                <table:table-cell table:style-name="ce56" office:value-type="float" office:value="2">
                  <text:p>2</text:p>
                </table:table-cell>
                <table:table-cell table:style-name="ce57"/>
                <table:table-cell table:style-name="Default"/>
                <table:table-cell table:number-columns-repeated="249"/>
              </table:table-row>
              <table:table-row table:style-name="ro13" table:visibility="collapse">
                <table:table-cell table:style-name="Default"/>
                <table:table-cell table:style-name="ce42" office:value-type="string" table:number-columns-spanned="3" table:number-rows-spanned="1">
                  <text:p>0 people</text:p>
                </table:table-cell>
                <table:covered-table-cell table:number-columns-repeated="2" table:style-name="ce42"/>
                <table:table-cell table:style-name="ce56" office:value-type="float" office:value="1">
                  <text:p>1</text:p>
                </table:table-cell>
                <table:table-cell table:style-name="ce57"/>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8"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2" table:formula="of:=[$'Category Ranking'.D16]" office:value-type="percentage" office:value="0.2">
              <text:p>20.00%</text:p>
            </table:table-cell>
            <table:table-cell table:formula="of:=SUM([.F141:.F178])" office:value-type="float" office:value="0">
              <text:p>0</text:p>
            </table:table-cell>
            <table:table-cell table:style-name="ce27" table:formula="of:=[.F138]*[.E138]" office:value-type="float" office:value="0">
              <text:p>0</text:p>
            </table:table-cell>
            <table:table-cell table:number-columns-repeated="249"/>
          </table:table-row>
          <table:table-row-group>
            <table:table-row table:style-name="ro1">
              <table:table-cell table:style-name="ce28"/>
              <table:table-cell table:style-name="ce37" table:number-columns-spanned="5" table:number-rows-spanned="1"/>
              <table:covered-table-cell table:number-columns-repeated="4" table:style-name="ce48"/>
              <table:table-cell table:number-columns-repeated="250"/>
            </table:table-row>
            <table:table-row table:style-name="ro7">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table-cell office:value-type="string">
                <text:p>Number of Committers: <text:s/>select COUNT(DISTINCT(p.email)) as "Number of Commiters" from scmlog s, people p WHERE YEAR(s.date)='2013' AND MONTH(s.date)='11' AND s.committer_id=p.id;</text:p>
              </table:table-cell>
              <table:table-cell table:number-columns-repeated="248"/>
            </table:table-row>
            <table:table-row table:style-name="ro7">
              <table:table-cell/>
              <table:table-cell table:style-name="ce28" office:value-type="string">
                <text:p>Mean commits / developer last month</text:p>
              </table:table-cell>
              <table:table-cell table:style-name="ce47"/>
              <table:table-cell table:style-name="ce51" office:value-type="percentage" office:value="0">
                <text:p>0.00%</text:p>
              </table:table-cell>
              <table:table-cell table:style-name="ce53" office:value-type="float" office:value="5">
                <text:p>5</text:p>
              </table:table-cell>
              <table:table-cell table:style-name="ce21" table:formula="of:=[.D141]*[.E141]" office:value-type="float" office:value="0">
                <text:p>0</text:p>
              </table:table-cell>
              <table:table-cell/>
              <table:table-cell office:value-type="string">
                <text:p>Number of Commits: select COUNT(s.id) as "Number of Commits" from scmlog s, people p WHERE YEAR(s.date)='2013' AND MONTH(s.date)='11' AND s.committer_id=p.id;</text:p>
              </table:table-cell>
              <table:table-cell table:number-columns-repeated="248"/>
            </table:table-row>
            <table:table-row-group table:display="false">
              <table:table-row table:style-name="ro7" table:visibility="collapse">
                <table:table-cell/>
                <table:table-cell table:style-name="ce28" table:number-columns-repeated="5"/>
                <table:table-cell/>
                <table:table-cell office:value-type="string">
                  <text:p>Result: 315 commits / 6 committers =&gt; +50 commits per developer</text:p>
                </table:table-cell>
                <table:table-cell table:number-columns-repeated="248"/>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Mean number of commits per developer on last month</text:p>
                </table:table-cell>
                <table:covered-table-cell table:number-columns-repeated="3" table:style-name="ce33"/>
                <table:table-cell table:style-name="ce44"/>
                <table:table-cell table:number-columns-repeated="250"/>
              </table:table-row>
              <table:table-row table:style-name="ro7" table:visibility="collapse">
                <table:table-cell/>
                <table:table-cell table:style-name="ce34" table:number-columns-spanned="4" table:number-rows-spanned="1"/>
                <table:covered-table-cell table:number-columns-repeated="3" table:style-name="Default"/>
                <table:table-cell table:style-name="ce55"/>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4"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20 or more commits / developer</text:p>
                </table:table-cell>
                <table:covered-table-cell table:number-columns-repeated="2" table:style-name="ce35"/>
                <table:table-cell office:value-type="float" office:value="5">
                  <text:p>5</text:p>
                </table:table-cell>
                <table:table-cell table:style-name="ce55"/>
                <table:table-cell table:number-columns-repeated="250"/>
              </table:table-row>
              <table:table-row table:style-name="ro1" table:visibility="collapse">
                <table:table-cell/>
                <table:table-cell table:style-name="ce36" office:value-type="string" table:number-columns-spanned="3" table:number-rows-spanned="1">
                  <text:p>10 to 20 commits / developer</text:p>
                </table:table-cell>
                <table:covered-table-cell table:number-columns-repeated="2" table:style-name="ce36"/>
                <table:table-cell office:value-type="float" office:value="4">
                  <text:p>4</text:p>
                </table:table-cell>
                <table:table-cell table:style-name="ce55"/>
                <table:table-cell table:number-columns-repeated="250"/>
              </table:table-row>
              <table:table-row table:style-name="ro7" table:visibility="collapse">
                <table:table-cell/>
                <table:table-cell office:value-type="string" table:number-columns-spanned="3" table:number-rows-spanned="1">
                  <text:p>5 to 10 commits / developer</text:p>
                </table:table-cell>
                <table:covered-table-cell table:number-columns-repeated="2" table:style-name="ce35"/>
                <table:table-cell office:value-type="float" office:value="3">
                  <text:p>3</text:p>
                </table:table-cell>
                <table:table-cell table:style-name="ce55"/>
                <table:table-cell table:number-columns-repeated="250"/>
              </table:table-row>
              <table:table-row table:style-name="ro7" table:visibility="collapse">
                <table:table-cell/>
                <table:table-cell office:value-type="string" table:number-columns-spanned="3" table:number-rows-spanned="1">
                  <text:p>1 to 5 commits / developer</text:p>
                </table:table-cell>
                <table:covered-table-cell table:number-columns-repeated="2" table:style-name="ce35"/>
                <table:table-cell office:value-type="float" office:value="2">
                  <text:p>2</text:p>
                </table:table-cell>
                <table:table-cell table:style-name="ce55"/>
                <table:table-cell table:number-columns-repeated="250"/>
              </table:table-row>
              <table:table-row table:style-name="ro1" table:visibility="collapse">
                <table:table-cell/>
                <table:table-cell table:style-name="ce36" office:value-type="string" table:number-columns-spanned="3" table:number-rows-spanned="1">
                  <text:p>&lt; 1 commit / developer</text:p>
                </table:table-cell>
                <table:covered-table-cell table:number-columns-repeated="2" table:style-name="ce36"/>
                <table:table-cell office:value-type="float" office:value="1">
                  <text:p>1</text:p>
                </table:table-cell>
                <table:table-cell table:style-name="ce55"/>
                <table:table-cell table:number-columns-repeated="250"/>
              </table:table-row>
            </table:table-row-group>
            <table:table-row table:style-name="ro1">
              <table:table-cell table:style-name="ce28"/>
              <table:table-cell table:style-name="ce37" table:number-columns-spanned="4" table:number-rows-spanned="1"/>
              <table:covered-table-cell table:number-columns-repeated="3" table:style-name="ce48"/>
              <table:table-cell table:style-name="ce28"/>
              <table:table-cell table:number-columns-repeated="250"/>
            </table:table-row>
            <table:table-row table:style-name="ro7">
              <table:table-cell/>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table-cell table:style-name="ce21" office:value-type="string">
                <text:p>QUERY (NUMBER OF FILES): SELECT COUNT(DISTINCT(file_path)) AS "File Number" FROM file_links; </text:p>
              </table:table-cell>
              <table:table-cell table:number-columns-repeated="248"/>
            </table:table-row>
            <table:table-row table:style-name="ro7">
              <table:table-cell/>
              <table:table-cell table:style-name="ce28" office:value-type="string">
                <text:p>Percent of files touched by only one developer</text:p>
              </table:table-cell>
              <table:table-cell table:style-name="ce47"/>
              <table:table-cell table:style-name="ce51" office:value-type="percentage" office:value="0">
                <text:p>0.00%</text:p>
              </table:table-cell>
              <table:table-cell table:style-name="ce53" office:value-type="float" office:value="1">
                <text:p>1</text:p>
              </table:table-cell>
              <table:table-cell table:style-name="ce21" table:formula="of:=[.D154]*[.E154]" office:value-type="float" office:value="0">
                <text:p>0</text:p>
              </table:table-cell>
              <table:table-cell/>
              <table:table-cell table:style-name="ce21"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8"/>
            </table:table-row>
            <table:table-row-group table:display="false">
              <table:table-row table:style-name="ro7" table:visibility="collapse">
                <table:table-cell/>
                <table:table-cell table:style-name="ce38" table:number-columns-spanned="5" table:number-rows-spanned="1"/>
                <table:covered-table-cell table:number-columns-repeated="4" table:style-name="ce21"/>
                <table:table-cell/>
                <table:table-cell table:style-name="ce21" office:value-type="string">
                  <text:p>Result: 2230 files touched by one unique person / 4215 TOTAL FILES =&gt; MORE THAN 50 percent of files are touched by a unique person</text:p>
                </table:table-cell>
                <table:table-cell table:number-columns-repeated="248"/>
              </table:table-row>
              <table:table-row table:style-name="ro7"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number-columns-repeated="2"/>
                <table:table-cell table:number-columns-repeated="249"/>
              </table:table-row>
              <table:table-row table:style-name="ro12" table:visibility="collapse">
                <table:table-cell/>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4"/>
                <table:table-cell table:style-name="Default"/>
                <table:table-cell table:number-columns-repeated="249"/>
              </table:table-row>
              <table:table-row table:style-name="ro7" table:visibility="collapse">
                <table:table-cell/>
                <table:table-cell table:style-name="ce40" table:number-columns-spanned="4" table:number-rows-spanned="1"/>
                <table:covered-table-cell table:number-columns-repeated="3" table:style-name="ce49"/>
                <table:table-cell table:style-name="ce55"/>
                <table:table-cell table:style-name="Default"/>
                <table:table-cell table:number-columns-repeated="249"/>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5" office:value-type="string" table:number-columns-spanned="3" table:number-rows-spanned="1">
                  <text:p>&lt;5%</text:p>
                </table:table-cell>
                <table:covered-table-cell table:number-columns-repeated="2" table:style-name="ce45"/>
                <table:table-cell table:style-name="ce56" office:value-type="float" office:value="5">
                  <text:p>5</text:p>
                </table:table-cell>
                <table:table-cell table:style-name="ce57"/>
                <table:table-cell table:style-name="Default"/>
                <table:table-cell table:number-columns-repeated="249"/>
              </table:table-row>
              <table:table-row table:style-name="ro13" table:visibility="collapse">
                <table:table-cell table:style-name="Default"/>
                <table:table-cell table:style-name="ce45" office:value-type="string" table:number-columns-spanned="3" table:number-rows-spanned="1">
                  <text:p>[5% – 10%]</text:p>
                </table:table-cell>
                <table:covered-table-cell table:number-columns-repeated="2" table:style-name="ce45"/>
                <table:table-cell table:style-name="ce56" office:value-type="float" office:value="4">
                  <text:p>4</text:p>
                </table:table-cell>
                <table:table-cell table:style-name="ce57"/>
                <table:table-cell table:style-name="Default"/>
                <table:table-cell table:number-columns-repeated="249"/>
              </table:table-row>
              <table:table-row table:style-name="ro13" table:visibility="collapse">
                <table:table-cell table:style-name="Default"/>
                <table:table-cell table:style-name="ce45" office:value-type="string" table:number-columns-spanned="3" table:number-rows-spanned="1">
                  <text:p>[10% – 20%]</text:p>
                </table:table-cell>
                <table:covered-table-cell table:number-columns-repeated="2" table:style-name="ce45"/>
                <table:table-cell table:style-name="ce56" office:value-type="float" office:value="3">
                  <text:p>3</text:p>
                </table:table-cell>
                <table:table-cell table:style-name="ce57"/>
                <table:table-cell table:style-name="Default"/>
                <table:table-cell table:number-columns-repeated="249"/>
              </table:table-row>
              <table:table-row table:style-name="ro13" table:visibility="collapse">
                <table:table-cell table:style-name="Default"/>
                <table:table-cell table:style-name="ce45" office:value-type="string" table:number-columns-spanned="3" table:number-rows-spanned="1">
                  <text:p>[20% – 50%]</text:p>
                </table:table-cell>
                <table:covered-table-cell table:number-columns-repeated="2" table:style-name="ce45"/>
                <table:table-cell table:style-name="ce56" office:value-type="float" office:value="2">
                  <text:p>2</text:p>
                </table:table-cell>
                <table:table-cell table:style-name="ce57"/>
                <table:table-cell table:style-name="Default"/>
                <table:table-cell table:number-columns-repeated="249"/>
              </table:table-row>
              <table:table-row table:style-name="ro13" table:visibility="collapse">
                <table:table-cell table:style-name="Default"/>
                <table:table-cell table:style-name="ce45" office:value-type="string" table:number-columns-spanned="3" table:number-rows-spanned="1">
                  <text:p>&gt;= 50%</text:p>
                </table:table-cell>
                <table:covered-table-cell table:number-columns-repeated="2" table:style-name="ce45"/>
                <table:table-cell table:style-name="ce56" office:value-type="float" office:value="1">
                  <text:p>1</text:p>
                </table:table-cell>
                <table:table-cell table:style-name="ce57"/>
                <table:table-cell table:style-name="Default"/>
                <table:table-cell table:number-columns-repeated="249"/>
              </table:table-row>
            </table:table-row-group>
            <table:table-row table:style-name="ro7">
              <table:table-cell table:style-name="Default" table:number-columns-repeated="7"/>
              <table:table-cell table:number-columns-repeated="249"/>
            </table:table-row>
            <table:table-row table:style-name="ro7">
              <table:table-cell table:style-name="Default"/>
              <table:table-cell table:style-name="ce31" office:value-type="string">
                <text:p>Metric Name</text:p>
              </table:table-cell>
              <table:table-cell table:style-name="ce31" office:value-type="string">
                <text:p>Raw Score</text:p>
              </table:table-cell>
              <table:table-cell table:style-name="ce50" office:value-type="string">
                <text:p>Weight</text:p>
              </table:table-cell>
              <table:table-cell table:style-name="ce50" office:value-type="string">
                <text:p>Unweighted Score</text:p>
              </table:table-cell>
              <table:table-cell table:style-name="ce50" office:value-type="string">
                <text:p>Weighted Score</text:p>
              </table:table-cell>
              <table:table-cell table:style-name="Default"/>
              <table:table-cell table:style-name="ce46" office:value-type="string">
                <text:p>QUERY (YEAR 2012): select COUNT(s.id) as "Number of Commits" from scmlog s, people p WHERE YEAR(s.date)='2012' AND s.committer_id=p.id;</text:p>
              </table:table-cell>
              <table:table-cell table:number-columns-repeated="248"/>
            </table:table-row>
            <table:table-row table:style-name="ro7">
              <table:table-cell table:style-name="Default"/>
              <table:table-cell table:style-name="ce28" office:value-type="string">
                <text:p>Community growth (commit number variation)</text:p>
              </table:table-cell>
              <table:table-cell table:style-name="ce47"/>
              <table:table-cell table:style-name="ce51" office:value-type="percentage" office:value="0">
                <text:p>0.00%</text:p>
              </table:table-cell>
              <table:table-cell table:style-name="ce53" office:value-type="float" office:value="1">
                <text:p>1</text:p>
              </table:table-cell>
              <table:table-cell table:style-name="ce21" table:formula="of:=[.D167]*[.E167]" office:value-type="float" office:value="0">
                <text:p>0</text:p>
              </table:table-cell>
              <table:table-cell table:style-name="Default"/>
              <table:table-cell table:style-name="ce46" office:value-type="string">
                <text:p>QUERY (YEAR 2013): select COUNT(s.id) as "Number of Commits" from scmlog s, people p WHERE YEAR(s.date)='2013' AND s.committer_id=p.id;</text:p>
              </table:table-cell>
              <table:table-cell table:number-columns-repeated="248"/>
            </table:table-row>
            <table:table-row-group>
              <table:table-row table:style-name="ro7">
                <table:table-cell table:style-name="Default"/>
                <table:table-cell table:style-name="ce38" table:number-columns-spanned="5" table:number-rows-spanned="1"/>
                <table:covered-table-cell table:number-columns-repeated="4" table:style-name="ce21"/>
                <table:table-cell table:style-name="Default"/>
                <table:table-cell table:style-name="ce46" office:value-type="string">
                  <text:p>Result (filtering repeated mails): 9 commiters (2012) vs 6 commiters (2013) =&gt; -33%</text:p>
                </table:table-cell>
                <table:table-cell table:number-columns-repeated="248"/>
              </table:table-row>
              <table:table-row table:style-name="ro7">
                <table:table-cell table:style-name="Default"/>
                <table:table-cell table:style-name="ce39" office:value-type="string" table:number-columns-spanned="4" table:number-rows-spanned="1">
                  <text:p>Test Description</text:p>
                </table:table-cell>
                <table:covered-table-cell table:number-columns-repeated="3" table:style-name="ce39"/>
                <table:table-cell table:style-name="Default" table:number-columns-repeated="2"/>
                <table:table-cell table:number-columns-repeated="249"/>
              </table:table-row>
              <table:table-row table:style-name="ro9">
                <table:table-cell table:style-name="Default"/>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4"/>
                <table:table-cell table:style-name="Default"/>
                <table:table-cell table:number-columns-repeated="249"/>
              </table:table-row>
              <table:table-row table:style-name="ro7">
                <table:table-cell table:style-name="Default"/>
                <table:table-cell table:style-name="ce40" table:number-columns-spanned="4" table:number-rows-spanned="1"/>
                <table:covered-table-cell table:number-columns-repeated="3" table:style-name="ce49"/>
                <table:table-cell table:style-name="ce55"/>
                <table:table-cell table:style-name="Default"/>
                <table:table-cell table:number-columns-repeated="249"/>
              </table:table-row>
              <table:table-row table:style-name="ro7">
                <table:table-cell table:style-name="Default"/>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number-columns-repeated="2"/>
                <table:table-cell table:number-columns-repeated="249"/>
              </table:table-row>
              <table:table-row table:style-name="ro13">
                <table:table-cell table:style-name="Default"/>
                <table:table-cell table:style-name="ce42" office:value-type="string" table:number-columns-spanned="3" table:number-rows-spanned="1">
                  <text:p>&gt;= 50%</text:p>
                </table:table-cell>
                <table:covered-table-cell table:number-columns-repeated="2" table:style-name="ce42"/>
                <table:table-cell table:style-name="ce56" office:value-type="float" office:value="5">
                  <text:p>5</text:p>
                </table:table-cell>
                <table:table-cell table:style-name="ce57"/>
                <table:table-cell table:style-name="Default"/>
                <table:table-cell table:number-columns-repeated="249"/>
              </table:table-row>
              <table:table-row table:style-name="ro13">
                <table:table-cell table:style-name="Default"/>
                <table:table-cell table:style-name="ce42" office:value-type="string" table:number-columns-spanned="3" table:number-rows-spanned="1">
                  <text:p>25 to 50 %</text:p>
                </table:table-cell>
                <table:covered-table-cell table:number-columns-repeated="2" table:style-name="ce42"/>
                <table:table-cell table:style-name="ce56" office:value-type="float" office:value="4">
                  <text:p>4</text:p>
                </table:table-cell>
                <table:table-cell table:style-name="ce57"/>
                <table:table-cell table:style-name="Default"/>
                <table:table-cell table:number-columns-repeated="249"/>
              </table:table-row>
              <table:table-row table:style-name="ro13">
                <table:table-cell table:style-name="Default"/>
                <table:table-cell table:style-name="ce42" office:value-type="string" table:number-columns-spanned="3" table:number-rows-spanned="1">
                  <text:p>0 to 25 %</text:p>
                </table:table-cell>
                <table:covered-table-cell table:number-columns-repeated="2" table:style-name="ce42"/>
                <table:table-cell table:style-name="ce56" office:value-type="float" office:value="3">
                  <text:p>3</text:p>
                </table:table-cell>
                <table:table-cell table:style-name="ce57"/>
                <table:table-cell table:style-name="Default"/>
                <table:table-cell table:number-columns-repeated="249"/>
              </table:table-row>
              <table:table-row table:style-name="ro13">
                <table:table-cell table:style-name="Default"/>
                <table:table-cell table:style-name="ce46" office:value-type="string">
                  <text:p>0 to -25%</text:p>
                </table:table-cell>
                <table:table-cell table:style-name="ce42" table:number-columns-repeated="2"/>
                <table:table-cell table:style-name="ce56" office:value-type="float" office:value="2">
                  <text:p>2</text:p>
                </table:table-cell>
                <table:table-cell table:style-name="ce57"/>
                <table:table-cell table:style-name="Default"/>
                <table:table-cell table:number-columns-repeated="249"/>
              </table:table-row>
              <table:table-row table:style-name="ro13">
                <table:table-cell table:style-name="Default"/>
                <table:table-cell table:style-name="ce42" office:value-type="string" table:number-columns-spanned="3" table:number-rows-spanned="1">
                  <text:p>&lt;=-25%</text:p>
                </table:table-cell>
                <table:covered-table-cell table:number-columns-repeated="2" table:style-name="ce42"/>
                <table:table-cell table:style-name="ce56" office:value-type="float" office:value="1">
                  <text:p>1</text:p>
                </table:table-cell>
                <table:table-cell table:style-name="ce57"/>
                <table:table-cell table:style-name="Default"/>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 table:style-name="ro7">
          <table:table-cell table:style-name="Default"/>
          <table:table-cell table:style-name="ce45" table:number-columns-spanned="3" table:number-rows-spanned="1"/>
          <table:covered-table-cell table:number-columns-repeated="2" table:style-name="Default"/>
          <table:table-cell table:style-name="Default" table:number-columns-repeated="3"/>
          <table:table-cell table:number-columns-repeated="249"/>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3-12-22T15:03:44</dc:date>
    <meta:print-date>2005-07-25T11:10:23</meta:print-date>
    <dc:language>en-US</dc:language>
    <meta:editing-cycles>86</meta:editing-cycles>
    <meta:editing-duration>PT5H52M12S</meta:editing-duration>
    <meta:document-statistic meta:table-count="3" meta:cell-count="374" meta:object-count="0"/>
    <meta:user-defined meta:name="Info 1"/>
    <meta:user-defined meta:name="Info 2"/>
    <meta:user-defined meta:name="Info 3"/>
    <meta:user-defined meta:name="Info 4"/>
  </office:meta>
</office:document-meta>
</file>